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variant="normal" fo:text-transform="none" fo:color="#000000" fo:font-size="12pt" fo:letter-spacing="normal" fo:font-weight="bold" style:font-size-asian="12pt" style:font-weight-asian="bold" style:font-size-complex="12pt" style:font-weight-complex="bold"/>
    </style:style>
    <style:style style:name="P7" style:family="paragraph" style:parent-style-name="Standard">
      <style:text-properties fo:font-variant="normal" fo:text-transform="none" fo:color="#000000" style:font-name="Verdana" fo:font-size="9pt" fo:letter-spacing="normal" fo:font-style="normal" fo:font-weight="normal" style:font-size-asian="16pt" style:font-weight-asian="bold" style:font-size-complex="16pt" style:font-weight-complex="bold"/>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paragraph-properties fo:margin-left="0cm" fo:margin-right="0cm" fo:margin-top="0cm" fo:margin-bottom="0cm" style:line-height-at-least="0.397cm" fo:text-indent="0cm" style:auto-text-indent="false" fo:padding="0cm" fo:border="none"/>
      <style:text-properties fo:font-variant="normal" fo:text-transform="none" fo:color="#000000" fo:letter-spacing="normal"/>
    </style:style>
    <style:style style:name="P10" style:family="paragraph" style:parent-style-name="Standard">
      <style:paragraph-properties fo:margin-left="0cm" fo:margin-right="0cm" fo:margin-top="0cm" fo:margin-bottom="0cm" style:line-height-at-least="0.397cm" fo:text-indent="0cm" style:auto-text-indent="false" fo:padding="0cm" fo:border="none"/>
      <style:text-properties fo:font-variant="normal" fo:text-transform="none" fo:color="#000000" style:font-name="Verdana" fo:font-size="9pt" fo:letter-spacing="normal" fo:font-style="normal" fo:font-weight="normal"/>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list-style-name="L1">
      <style:text-properties fo:font-size="12pt" fo:font-weight="normal" style:font-size-asian="12pt" style:font-weight-asian="normal" style:font-size-complex="12pt" style:font-weight-complex="normal"/>
    </style:style>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text-properties fo:font-size="12pt" fo:font-weight="normal" style:font-size-asian="12pt" style:font-weight-asian="normal" style:font-size-complex="12pt" style:font-weight-complex="normal"/>
    </style:style>
    <style:style style:name="P16" style:family="paragraph" style:parent-style-name="Standard" style:list-style-name="L5">
      <style:text-properties fo:font-size="12pt" fo:font-weight="normal" style:font-size-asian="12pt" style:font-weight-asian="normal" style:font-size-complex="12pt" style:font-weight-complex="normal"/>
    </style:style>
    <style:style style:name="P17" style:family="paragraph" style:parent-style-name="Standard" style:list-style-name="L6">
      <style:text-properties fo:font-size="12pt" fo:font-weight="normal" style:font-size-asian="12pt" style:font-weight-asian="normal" style:font-size-complex="12pt" style:font-weight-complex="normal"/>
    </style:style>
    <style:style style:name="P18" style:family="paragraph" style:parent-style-name="Standard">
      <style:text-properties fo:font-size="12pt" fo:font-weight="bold" style:font-size-asian="12pt" style:font-weight-asian="bold" style:font-size-complex="12pt" style:font-weight-complex="bold"/>
    </style:style>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8">
      <style:text-properties fo:font-weight="normal" style:font-weight-asian="normal"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äyttötapaukset</text:p>
      <text:p text:style-name="P2">==</text:p>
      <text:p text:style-name="P4"/>
      <text:p text:style-name="P6"> </text:p>
      <text:section text:style-name="Sect1" text:name="Osa1">
        <text:p text:style-name="P10"><text:bookmark text:name="cke_pastebin"/>Käyttäjäryhmien määrittely </text:p>
      </text:section>
      <text:section text:style-name="Sect1" text:name="Osa2">
        <text:p text:style-name="P9"><text:bookmark text:name="cke_pastebin1"/> </text:p>
      </text:section>
      <text:section text:style-name="Sect1" text:name="Osa3">
        <text:p text:style-name="P10"><text:bookmark text:name="cke_pastebin2"/>Käyttötapauskaavio(t)</text:p>
      </text:section>
      <text:section text:style-name="Sect1" text:name="Osa4">
        <text:p text:style-name="P9"><text:bookmark text:name="cke_pastebin3"/> </text:p>
      </text:section>
      <text:section text:style-name="Sect1" text:name="Osa5">
        <text:p text:style-name="P10"><text:bookmark text:name="cke_pastebin4"/>Käyttäjäskenaariot (mallipohjaan perustuen: alkutila, normaali </text:p>
      </text:section>
      <text:section text:style-name="Sect1" text:name="Osa6">
        <text:p text:style-name="P10"><text:bookmark text:name="cke_pastebin5"/>eteneminen, lopputila, mikä voi mennä vikaan...)</text:p>
      </text:section>
      <text:section text:style-name="Sect1" text:name="Osa7">
        <text:p text:style-name="P9"><text:bookmark text:name="cke_pastebin6"/> </text:p>
      </text:section>
      <text:section text:style-name="Sect1" text:name="Osa8">
        <text:p text:style-name="P10"><text:bookmark text:name="cke_pastebin7"/>Kuvaa yhden (pää)käyttötapauksen kulku vuokaaviona</text:p>
      </text:section>
      <text:p text:style-name="P4"/>
      <text:p text:style-name="P4"/>
      <text:p text:style-name="P4">Käyttäjäryhmät:</text:p>
      <text:p text:style-name="P5">--</text:p>
      <text:p text:style-name="P4"/>
      <text:p text:style-name="P5">Uusi asiakas: henkilö joka on käynyt kauppakeskuksessa vasta muutaman kerran tai käy vasta ensimmäistä kertaa. Lataa sovelluksen ensimmäistä kertaa puhelimeensa.</text:p>
      <text:p text:style-name="P5"/>
      <text:p text:style-name="P5">(Kanta-)asiakas: henkilö joka on käyttänyt kauppakeskuksen palveluja jo jonkin aikaa. Lataa sovelluksen ensimmäistä kertaa tai on ladannut sen jo.</text:p>
      <text:p text:style-name="P5"/>
      <text:p text:style-name="P5">Kauppa: osapuoli, jonka liike toimii kysyisessä kauppakeskuksessa. Esittää sovelluksessa tarjouksia.</text:p>
      <text:p text:style-name="P5"/>
      <text:p text:style-name="P5">Kauppakeskus: osapuoli joka valvoo/tutkii kauppakeskuksen toimintaa, edistääkseen ja parantaakseen kauppakeskuksen tulosta.</text:p>
      <text:p text:style-name="P5"/>
      <text:p text:style-name="P5">Ylläpito: sovelluksen ylläpito, jolla on oikeus kaikkiin tietoihin, paitsi salasanoihin.Ylläåidon tehtävänä on ylläpitää sovelluksen toimintaa.</text:p>
      <text:p text:style-name="P5"/>
      <text:p text:style-name="P4"/>
      <text:p text:style-name="P4">Käyttäjätarinat:</text:p>
      <text:p text:style-name="P5">--</text:p>
      <text:p text:style-name="P5"/>
      <text:p text:style-name="P5">Uutena asiakkaana haluan löytää helposti millaisia kauppoja kauppakeskus sisältää ja opastuksen kuinka sen löytää.</text:p>
      <text:p text:style-name="P5"/>
      <text:p text:style-name="P5">Asiakkaana haluan tietää kaikki itseäni kiinnostavat tarjoukset.</text:p>
      <text:p text:style-name="P5"/>
      <text:p text:style-name="P5">Asiakkaana haluan rajata tarjousilmoitusten määrää.</text:p>
      <text:p text:style-name="P5"/>
      <text:p text:style-name="P5">Asiakkaana haluan tietää jos kauppakeskukseen on tullut uusi liike tai uusia muutoksia.</text:p>
      <text:p text:style-name="P5"/>
      <text:p text:style-name="P5">Asiakkaana haluan tietää mm. mitä ravintoloita kauppakeskuksessa on.</text:p>
      <text:p text:style-name="P5"/>
      <text:p text:style-name="P5">Kauppiaana haluan tarjoukseni tulevan huomatuksi, jotta liikeeni saisi enemmän asiakkaita.</text:p>
      <text:p text:style-name="P5"/>
      <text:p text:style-name="P5">Kauppiaana haluan rajata tarjouksen käytön vain yhteen käyttökertaan.</text:p>
      <text:p text:style-name="P5"/>
      <text:p text:style-name="P5">Kauppakeskuksena haluan kävijämäärien nousevan ja seurata missä asiakkaat kulkevat, jotta voin määritellä hyvät kauppapaikat.</text:p>
      <text:p text:style-name="P5"><text:soft-page-break/></text:p>
      <text:p text:style-name="P4">Käyttäjäkaavio</text:p>
      <text:p text:style-name="P5"/>
      <text:p text:style-name="P5">![Käyttökaavio](/kayttajakaavio2.jpg)</text:p>
      <text:p text:style-name="P5"/>
      <text:p text:style-name="P4">Käyttäjäskenaariot</text:p>
      <text:p text:style-name="P5"/>
      <text:p text:style-name="P5">Skenaario 1</text:p>
      <text:p text:style-name="P5"/>
      <text:p text:style-name="P5">Kuvaus: asiakas haluaa selata kauppakeskuksen ravintoloita.</text:p>
      <text:p text:style-name="P5"/>
      <text:p text:style-name="P5">Lähtötilanne: asiakas on avannut sovelluken ja on Home-välilehdellä. Hänellä on edelleen kauppakeskuksen Wi-Fi yhteys.</text:p>
      <text:p text:style-name="P5"/>
      <text:p text:style-name="P5">Normaali eteneminen: </text:p>
      <text:list xml:id="list1535021643884377192" text:style-name="L1">
        <text:list-item>
          <text:p text:style-name="P12">asiakas valitsee välilehden liikkeet</text:p>
        </text:list-item>
        <text:list-item>
          <text:p text:style-name="P12">asiakas painaa nappia joka kuvastaa ravintoloita</text:p>
        </text:list-item>
        <text:list-item>
          <text:p text:style-name="P12">kaikki kauppakeskuksen ravintolat listautuvat näytölle.</text:p>
        </text:list-item>
      </text:list>
      <text:p text:style-name="P5"/>
      <text:p text:style-name="P5">Vaihtoehtoinen eteneminen: </text:p>
      <text:list xml:id="list1595290382407135718" text:style-name="L2">
        <text:list-item>
          <text:p text:style-name="P13">asiakas valitsee v älilehden Haku.</text:p>
        </text:list-item>
        <text:list-item>
          <text:p text:style-name="P13">Hän käyttää hakusanaa Ruoka, tai Ravintola</text:p>
        </text:list-item>
        <text:list-item>
          <text:p text:style-name="P13">Näytölle ilmestyvät hakutulokset antavat kaikki liikkeet jotka ovat merkinneet tageihinsä haetun sanan.</text:p>
        </text:list-item>
      </text:list>
      <text:p text:style-name="P5"/>
      <text:p text:style-name="P5">Lopputilanne: asiakas on saanut <text:s/>näyttölle näkyville kauppakeskuksen ravintoloiden nimet selattavaksi.</text:p>
      <text:p text:style-name="P5"/>
      <text:p text:style-name="P5">Mahdolliset vikatilanteet:</text:p>
      <text:list xml:id="list7728698826719020060" text:style-name="L3">
        <text:list-item>
          <text:p text:style-name="P14">Vaihtoehtoisessa tilanteessa, hakutuloksiin ei välttämättä tule kaikki ravintolat, jos kaikki ravintolat eivät ole laittaneet kyseisiä tagejä liikkeensä tietoihin.</text:p>
        </text:list-item>
        <text:list-item>
          <text:p text:style-name="P14">Vaihtoehtoisessa tilanteessa ei-ravintolat <text:s/>ja ravintolat eivät erotu selkeästi hakutilanteessa</text:p>
        </text:list-item>
      </text:list>
      <text:p text:style-name="P5"/>
      <text:p text:style-name="P5"/>
      <text:p text:style-name="P5">Skenaario 2</text:p>
      <text:p text:style-name="P5"/>
      <text:p text:style-name="P5">Kuvaus: asiakas haluaa löytää tiensä lähimpään kahvilaan.</text:p>
      <text:p text:style-name="P5"/>
      <text:p text:style-name="P5">Lähtötilanne: <text:s/>asiakas on avannut sovelluken ja on Home-välilehdellä. Hänellä on edelleen kauppakeskuksen Wi-Fi yhteys.</text:p>
      <text:p text:style-name="P5"/>
      <text:p text:style-name="P5">Normaali eteneminen: </text:p>
      <text:list xml:id="list1659747844653347274" text:style-name="L4">
        <text:list-item>
          <text:p text:style-name="P15">Asiakas valitsee välilehden liikkeet</text:p>
        </text:list-item>
        <text:list-item>
          <text:p text:style-name="P15">Asiakas painaa nappia joka kuvastaa kahviloita</text:p>
        </text:list-item>
        <text:list-item>
          <text:p text:style-name="P15">Kaikki kauppakeskuksen kahvilat listautuvat näytölle.</text:p>
        </text:list-item>
        <text:list-item>
          <text:p text:style-name="P15">Asiakas käy läpi kaikki kahviloiden navigoinnit.</text:p>
        </text:list-item>
        <text:list-item>
          <text:p text:style-name="P15">Asiakas arvioi mikä kahvila on lähinnä.</text:p>
        </text:list-item>
        <text:list-item>
          <text:p text:style-name="P15">Asiakas avaa valitsemansa kahvilan navigoinnin ja seuraa opastusta</text:p>
        </text:list-item>
      </text:list>
      <text:p text:style-name="P5"/>
      <text:p text:style-name="P5">Vaihtoehtoinen eteneminen: </text:p>
      <text:list xml:id="list1466347389200568330" text:style-name="L5">
        <text:list-item>
          <text:p text:style-name="P16">Asiakas valitsee välilehden Haku.</text:p>
        </text:list-item>
        <text:list-item>
          <text:p text:style-name="P16">Hän käyttää hakusanaa Kahvi</text:p>
        </text:list-item>
        <text:list-item>
          <text:p text:style-name="P16"><text:soft-page-break/>Näytölle ilmestyvät hakutulokset antavat kaikki liikkeet jotka ovat merkinneet tageihinsä haetun sanan.</text:p>
        </text:list-item>
        <text:list-item>
          <text:p text:style-name="P16">Asiakas käy läpi kaikki kahviloiden navigoinnit.</text:p>
        </text:list-item>
        <text:list-item>
          <text:p text:style-name="P16">Asiakas arvioi mikä kahvila on lähinnä.</text:p>
        </text:list-item>
        <text:list-item>
          <text:p text:style-name="P16">Asiakas avaa valitsemansa kahvilan navigoinnin ja seuraa opastusta.</text:p>
        </text:list-item>
      </text:list>
      <text:p text:style-name="P5"/>
      <text:p text:style-name="P5">Lopputilanne: Asiakas on löytänyt lähimmän kahvilan.</text:p>
      <text:p text:style-name="P5"/>
      <text:p text:style-name="P5">Mahdolliset vikatilanteet:</text:p>
      <text:list xml:id="list7067938455041821736" text:style-name="L6">
        <text:list-item>
          <text:p text:style-name="P17">Vaihtoehtoisessa tilanteessa, hakutuloksiin ei välttämättä tule kaikki kahvilat, jos kaikki kahvilat eivät ole laittaneet ”Kahvi”-tagiä liikkeensä tietoihin.</text:p>
        </text:list-item>
        <text:list-item>
          <text:p text:style-name="P17">Vaihtoehtoisessa tilanteessa ei-kahvilat ja kahvilat eivät erotu selkeästi hakutilanteessa</text:p>
        </text:list-item>
        <text:list-item>
          <text:p text:style-name="P17">Asiakkalla luovuttaa kun sovellus ei ilmoita lähintä kahvilaa.</text:p>
        </text:list-item>
        <text:list-item>
          <text:p text:style-name="P17">Asiakkaan alkusijainti on luettu väärin</text:p>
        </text:list-item>
        <text:list-item>
          <text:p text:style-name="P17">Navingointiohje on väärä.</text:p>
        </text:list-item>
      </text:list>
      <text:p text:style-name="P5"/>
      <text:p text:style-name="P5"/>
      <text:p text:style-name="P4">Käyttötapaus - etsi kahvila</text:p>
      <text:p text:style-name="P5">--</text:p>
      <text:p text:style-name="P5">![Käyttötapausvuokaavio](/kayttotapaus_etsi_kahvila.png)</text:p>
      <text:p text:style-name="P5"/>
      <text:p text:style-name="P5"/>
      <text:p text:style-name="P5"/>
      <text:p text:style-name="P3"/>
      <text:p text:style-name="P3"/>
      <text:p text:style-name="P3"/>
      <text:p text:style-name="P3"/>
      <text:p text:style-name="P3"/>
      <text:p text:style-name="P3"/>
      <text:p text:style-name="P2"/>
      <text:p text:style-name="P2"/>
      <text:p text:style-name="P2">Funktionaaliset vaatimukset</text:p>
      <text:p text:style-name="P2">==</text:p>
      <text:p text:style-name="P2"/>
      <text:p text:style-name="P7">Funktionaaliset vaatimukset</text:p>
      <text:section text:style-name="Sect1" text:name="Osa9">
        <text:p text:style-name="P10"><text:bookmark text:name="cke_pastebin8"/>Ei-funktionaaliset järjestelmävaatimukset</text:p>
      </text:section>
      <text:section text:style-name="Sect1" text:name="Osa10">
        <text:p text:style-name="P9"><text:bookmark text:name="cke_pastebin9"/> </text:p>
      </text:section>
      <text:section text:style-name="Sect1" text:name="Osa11">
        <text:p text:style-name="P10"><text:bookmark text:name="cke_pastebin10"/>pohdittavaa</text:p>
      </text:section>
      <text:section text:style-name="Sect1" text:name="Osa12">
        <text:p text:style-name="P10"><text:bookmark text:name="cke_pastebin11"/>* kuinka taata järjestelmän helppokäyttöisyys?</text:p>
      </text:section>
      <text:section text:style-name="Sect1" text:name="Osa13">
        <text:p text:style-name="P10"><text:bookmark text:name="cke_pastebin12"/>* kuinka taata järjestelmän luotettavuus? Listaa mahdolliset </text:p>
      </text:section>
      <text:section text:style-name="Sect1" text:name="Osa14">
        <text:p text:style-name="P10"><text:bookmark text:name="cke_pastebin13"/>järjestelmävirheet ja kuinka niistä toivutaan</text:p>
      </text:section>
      <text:section text:style-name="Sect1" text:name="Osa15">
        <text:p text:style-name="P10"><text:bookmark text:name="cke_pastebin14"/>* järjestelmälläsi on paljon käyttäjiä, kuinka taata että </text:p>
      </text:section>
      <text:section text:style-name="Sect1" text:name="Osa16">
        <text:p text:style-name="P10"><text:bookmark text:name="cke_pastebin15"/>järjestelmässä on riittävästi tehoja? Millaisia metriikkoja </text:p>
      </text:section>
      <text:section text:style-name="Sect1" text:name="Osa17">
        <text:p text:style-name="P10"><text:bookmark text:name="cke_pastebin16"/>käyttäisit?</text:p>
      </text:section>
      <text:section text:style-name="Sect1" text:name="Osa18">
        <text:p text:style-name="P9"><text:bookmark text:name="cke_pastebin17"/> </text:p>
      </text:section>
      <text:section text:style-name="Sect1" text:name="Osa19">
        <text:p text:style-name="P10"><text:bookmark text:name="cke_pastebin18"/>Mitä muita ei-funktionaalisia vaatimuksia olisi syytä kuvata?</text:p>
      </text:section>
      <text:section text:style-name="Sect1" text:name="Osa20">
        <text:p text:style-name="P10"><text:bookmark text:name="cke_pastebin19"/>Millaisia metriikkoja käyttäisit, jotta vaatimukset ovat </text:p>
      </text:section>
      <text:section text:style-name="Sect1" text:name="Osa21">
        <text:p text:style-name="P10"><text:bookmark text:name="cke_pastebin20"/>riittävän yksiselitteisiä?</text:p>
      </text:section>
      <text:p text:style-name="P2"/>
      <text:p text:style-name="Standard"/>
      <text:p text:style-name="P1">Asiakkaan puhelinsovelluksen funktionaaliset vaatimukset</text:p>
      <text:p text:style-name="P1">--</text:p>
      <text:p text:style-name="Standard"/>
      <text:p text:style-name="Standard"><text:soft-page-break/></text:p>
      <text:list xml:id="list5106730937609869448" text:style-name="L7">
        <text:list-item>
          <text:p text:style-name="P19">Rekisteröityminen: tämä tulee vain kuin sovellus avataan enimmäistä kertaa. Käyttäjän tulee syöttää sukupuolensa, ikänsä, sähköpostinsa ja salasanansa</text:p>
        </text:list-item>
        <text:list-item>
          <text:p text:style-name="P19">Reksiteröinti → Sähköposti jo käytössä: samalla sähköpostilla ei voi olla toista tunnusta, eikä sitä myöten toista salasanaakaan. Näyttöön tulee ilmoitus, että sähköposti on jo käytössä. <text:s/>Annetaan mahdollisuus kirjautua sisään sillä sähköpostiosoitteella.</text:p>
        </text:list-item>
        <text:list-item>
          <text:p text:style-name="P19">Tunnistautuminen: rekisteröinnin yhteydessä käyttäjä saa automaattisen ID numeron, joka on riippuvainen annetusta sähköpostista. Näin esimerkiksi kahta puhelinta käyttävä voi käyttää sovellusta yhtenä henkilönä, eikä tilastot vääristy.</text:p>
        </text:list-item>
        <text:list-item>
          <text:p text:style-name="P19">Kirjautuminen: kun sovellus käynnistetään kirjautuminen tapahtuu automaattisesti. Mikäli näin ei tapahdu avautuu rekisteröinti mahdollisuus tai manuaalinen kirjautuminen. Manuaaliseen kirjautumiseen tarvitaan sähköposti ja salasana.</text:p>
        </text:list-item>
        <text:list-item>
          <text:p text:style-name="P19">Salasanan unohtaminen: manuaalisen kirjautumisen yhteydessä on mahdollisuus valita toiminto jossa asiakkaalle lähetetään annetamaansa sähköpostiin linkki salasanan uusimiseen.</text:p>
        </text:list-item>
        <text:list-item>
          <text:p text:style-name="P19">Sähköpostin unohtaminen: käyttäjän täytyy rekisteröityä uudelleen.</text:p>
        </text:list-item>
      </text:list>
      <text:list xml:id="list4827943476205152915" text:style-name="L8">
        <text:list-item>
          <text:p text:style-name="P20">Tunnuksen poisto: tunnuksen voi poistaa käytöstä puhelimen lisävalikkonapin takaa, kohdasta asetukset. </text:p>
        </text:list-item>
        <text:list-item>
          <text:p text:style-name="P20">Sähköpostin aktivointi: rekisteröinnin jälkeen pyydetään aktivoimaan sähköposti. Ennen kuin sähköposti on aktivointi tarjouksia ei voi nähdä. Aktivointilinkki tulee sähköpostiin ja linkki johtaa sovelluksen nettisivuille, jossa suoritetaan aktivointi.</text:p>
        </text:list-item>
        <text:list-item>
          <text:p text:style-name="P20">Perustietojen muokkaus: puhelimen lisävalikkonapin takaa kohdasta perustiedot, voi muokata mitä tarjouksia haluaa. Ikää ja sukupuolta ei voi vaihtaa enää jälkikäteen.</text:p>
        </text:list-item>
        <text:list-item>
          <text:p text:style-name="P20">Navigointi: aina kun painetaan navigoi-nappia niin annetaan reittiohjeet haluttuun paikkaan kun lähtöpaikka on Wi-Fin kautta laskettu paikka. Reittiohje on sekä kartalla, että kirjallisesti.</text:p>
        </text:list-item>
        <text:list-item>
          <text:p text:style-name="P21">Mainosilmoitus: kun käyttäjä kulkee riittävän lähellä kauppaa hän saa puhelimeensa ilmoituksen tarjouksesta, mikäli heillä sellainen on. Sama tarjousilmoitus tulee vain kerran.</text:p>
        </text:list-item>
        <text:list-item>
          <text:p text:style-name="P20">Tarjouksen käyttö: Tarjousta näytetään puhelimesta myyjälle oston yhteydessä. Tarjous ei ole tällöin kertakäyttöinen. Jos tehdää kertakäyttöinen tarjous, käytetään QR-koodia, joka luetaan kassalla.</text:p>
        </text:list-item>
        <text:list-item>
          <text:p text:style-name="P20">Haku: hakutulokset perustuvat liikeiden nimiin ja niiden tageihin.</text:p>
        </text:list-item>
      </text:list>
      <text:p text:style-name="Standard"/>
      <text:p text:style-name="Standard"/>
      <text:p text:style-name="Standard"/>
      <text:p text:style-name="P2"/>
      <text:p text:style-name="P2">Ei-funktionaaliset vaatimukset</text:p>
      <text:p text:style-name="P2">==</text:p>
      <text:p text:style-name="P2"/>
      <text:p text:style-name="Standard"/>
      <text:p text:style-name="P1">Käytettävyys</text:p>
      <text:p text:style-name="P1">--</text:p>
      <text:p text:style-name="P1"/>
      <text:p text:style-name="Standard">Palvelulla on oma nettisivustonsa, minkä kautta ylläpitäjät, <text:s/>kaikki kauppakeskukset ja kaupat päivittävät tietojaan. Samalle sivustolle ohjataan uusimaan salasana, sekä sähköpostin aktivointi sähköpostiin lähetetyn linkin avulla. Tässä vaatimusmäärittelyssä keskitytään puhelinsovellukseen.</text:p>
      <text:p text:style-name="Standard"/>
      <text:p text:style-name="Standard">Sovelluksen voi ladata vain älypuhelimeen tai tablettiin. Laitteen tulee pystyä suorittamaan kaikki mitä sovellus vaatii, kuten ottamaan Wi-Fi yhteyden.</text:p>
      <text:p text:style-name="Standard"/>
      <text:p text:style-name="Standard"><text:soft-page-break/></text:p>
      <text:p text:style-name="Standard"/>
      <text:p text:style-name="Standard"/>
      <text:p text:style-name="P1">Yksityisyys</text:p>
      <text:p text:style-name="P1">--</text:p>
      <text:p text:style-name="Standard"/>
      <text:p text:style-name="Standard">Tietoja pääsee tarkkailemaan hyvin rajoitetusti. Vain ylläpitäjä pääsee käsiksi koko käyttäjädataan (salasanaa lukuunottamatta). Kauppakeskukselle ja kaupoille näkyy vain sovelluksen antama ID-numero, ikä ja sukupuoli. Kauppakeskuksella on mahdollisuus tarkkailla yksittäisen kävijän reittiä, sekä toimintaa sovelluksessa. Kauppa näkee vain kaupassa QR-koodin kanssa asioineiden ja kaupan sisällä todennäköisesti käyneiden käyttäjien tiedot ja kaupassa vietetyn ajan.</text:p>
      <text:p text:style-name="P1"/>
      <text:p text:style-name="P1">Muut vaatimukset</text:p>
      <text:p text:style-name="Standard">--</text:p>
      <text:p text:style-name="Standard"/>
      <text:p text:style-name="Standard">Jotta sovellus toimisi sujuvasti täytyy kauppakeskuksen itse tarjota riittävä Wi-Fi. On kauppakeskuksen oma valinta onko Wi-Fi suojattu vai avoin. Suojattuna, Wi-Fin kirjautumisena käy käyttäjän sähköposti ja salasana sovellukseen, eikä manuaalista kirjautumista tarvitse tehdä kuin kerran laitetta kohti.</text:p>
      <text:p text:style-name="Standard"/>
      <text:p text:style-name="Standard">Sijaintimäärittely ei ole koskaan täysin luotettava, enemmän kyseessä on suuntaa antava, mutta tavoitteena on mahdollisimman tarkka sijaintilaskelma. Minimi vaatimuksena on ettei sijainti saisi heittä kerroksella. Paikannustarkkuutta parannetaan oikeisiin paikkoihin sijoitetuilla tukiasemilla.</text:p>
      <text:p text:style-name="Standard"/>
      <text:p text:style-name="Standard">Sovelluksen sisällön päivitys tapahtuu vain silloin kuin ollaan yhteydessä kauppakeskuksen tarjoamasssa Wi-Fissä. Sovellus automaattisesti ottaa käyttöön kyseisen Wi-Fin <text:s/>kysymättä käyttäjältä lupaa joka kerta erikseen. Lupa on kysytty etukäteen sovelluksen asennuksen yhteydessä esitettyt vaatimukset hyväksymällä.</text:p>
      <text:p text:style-name="Standard"/>
      <text:p text:style-name="Standard">Mikäli todetaan että puhelimen lisävalikkonappi aiheuttaa hankaluuksia eri puhelinmallien takia, voidaan se korvata tekemällä Asetukset-välilehti alimmaiseksi välilehdeksi.</text:p>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Projektin hallinta, reflektio</text:p>
      <text:p text:style-name="P2">==</text:p>
      <text:p text:style-name="Standard"/>
      <text:p text:style-name="Standard"/>
      <text:p text:style-name="P10">6. Projektin hallinta, reflektio</text:p>
      <text:section text:style-name="Sect1" text:name="Osa22">
        <text:p text:style-name="P9"><text:bookmark text:name="cke_pastebin21"/> </text:p>
      </text:section>
      <text:section text:style-name="Sect1" text:name="Osa23">
        <text:p text:style-name="P10"><text:bookmark text:name="cke_pastebin22"/>Listatkaa työhön kuluneet tunnit, so. kuinka monta tuntia dokumentin </text:p>
      </text:section>
      <text:section text:style-name="Sect1" text:name="Osa24">
        <text:p text:style-name="P10"><text:bookmark text:name="cke_pastebin23"/>kirjoittamiseen meni aikaa per henkilö.</text:p>
      </text:section>
      <text:section text:style-name="Sect1" text:name="Osa25">
        <text:p text:style-name="P10"><text:bookmark text:name="cke_pastebin24"/>Kuinka vaikeaa oli arvioida työmäärää, kuinka paljon lopullinen </text:p>
      </text:section>
      <text:section text:style-name="Sect1" text:name="Osa26">
        <text:p text:style-name="P10"><text:bookmark text:name="cke_pastebin25"/>työmäärä erosi alustavista arvioista?</text:p>
      </text:section>
      <text:section text:style-name="Sect1" text:name="Osa27">
        <text:p text:style-name="P10"><text:bookmark text:name="cke_pastebin26"/>Mitä tekisitte toisin seuraavissa projekteissa? Oliko projektinne </text:p>
      </text:section>
      <text:section text:style-name="Sect1" text:name="Osa28">
        <text:p text:style-name="P10"><text:bookmark text:name="cke_pastebin27"/>onnistunut, ostaisitteko oman tuotteenne?</text:p>
      </text:section>
      <text:section text:style-name="Sect1" text:name="Osa29">
        <text:p text:style-name="P10"><text:bookmark text:name="cke_pastebin28"/><text:soft-page-break/>Mikä oli vaikein osa dokumentoinnissa? Oliko jotakin mihin ette itse </text:p>
      </text:section>
      <text:section text:style-name="Sect1" text:name="Osa30">
        <text:p text:style-name="P10"><text:bookmark text:name="cke_pastebin29"/>olleet tyytyväisiä?</text:p>
      </text:section>
      <text:p text:style-name="Standard"/>
      <text:p text:style-name="Standard"/>
      <text:p text:style-name="Standard"/>
      <text:p text:style-name="Standard"/>
      <text:p text:style-name="P1">Työaika</text:p>
      <text:p text:style-name="P1">–</text:p>
      <text:p text:style-name="P1"/>
      <text:p text:style-name="Standard">Eeva: alkuarvio 20 tuntia, todellinen suunnilleen sama. </text:p>
      <text:p text:style-name="Standard">Pekka:</text:p>
      <text:p text:style-name="Standard"/>
      <text:p text:style-name="P1">Projekti</text:p>
      <text:p text:style-name="P1">--</text:p>
      <text:p text:style-name="Standard"/>
      <text:p text:style-name="Standard">Vaikeaa oli rajata aihetta, ettei projekti paisuisi liian isoksi. Myös projektin aika tilanne meinasi riistäytyä käsistä kun tuli paljon parannusehdotuksia. Seuraavassa projektissa rajaamme aiheen jo alussa tiukemmin ja muokkaamme rajoja myöhemmin vain jos kysessä on olennainen asia. </text:p>
      <text:p text:style-name="Standard"/>
      <text:p text:style-name="Standard">Lähdimme projektissa liikkeelle, että kaikki osapuolet hyötyisivät ja sitä oikeasti voisi joku käyttääkin. Jos olisin kauppakeskuksen omistaja, niin ostaisin ja asiakkaan käyttäisin tuotetta. </text:p>
      <text:p text:style-name="Standard"/>
      <text:p text:style-name="P8">Dokumentointi</text:p>
      <text:p text:style-name="P8">--</text:p>
      <text:p text:style-name="Standard"/>
      <text:p text:style-name="Standard">Haastetta toi markdown-kielen käyttö.</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6:23:38.08</meta:creation-date>
    <dc:date>2013-12-08T18:20:59.92</dc:date>
    <meta:editing-duration>PT10H32M58S</meta:editing-duration>
    <meta:editing-cycles>14</meta:editing-cycles>
    <meta:generator>OpenOffice.org/3.4.1$Win32 OpenOffice.org_project/341m1$Build-9593</meta:generator>
    <meta:document-statistic meta:table-count="0" meta:image-count="0" meta:object-count="0" meta:page-count="6" meta:paragraph-count="142" meta:word-count="1167" meta:character-count="10059"/>
  </office:meta>
</office:document-meta>
</file>